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6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000000" style:font-name="Segoe UI1" fo:font-size="33pt" fo:font-style="normal" fo:text-shadow="none" fo:font-weight="bold" style:font-size-asian="33pt" style:font-style-asian="normal" style:font-weight-asian="bold" style:font-size-complex="33pt" style:font-style-complex="normal" style:font-weight-complex="bold"/>
    </style:style>
    <style:style style:name="T7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8" style:family="text">
      <style:text-properties fo:color="#000000" style:font-name="Segoe UI1" fo:font-size="31pt" fo:text-shadow="none" fo:font-weight="bold" style:font-size-asian="31pt" style:font-weight-asian="bold" style:font-size-complex="31pt" style:font-weight-complex="bold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style:style style:name="T10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53cm">
          <draw:text-box>
            <text:p text:style-name="P1"><text:span text:style-name="T1">HYMN #497</text:span></text:p>
            <text:p text:style-name="P1"><text:span text:style-name="T2">“</text:span><text:span text:style-name="T2">Come, Holy Ghost, God and Lord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654cm" svg:height="7.011cm" svg:x="1.339cm" svg:y="0.898cm">
          <draw:text-box>
            <text:p text:style-name="P1"><text:span text:style-name="T3">1.</text:span><text:span text:style-name="T4"> Come, Holy Ghost, God and Lord,</text:span><text:span text:style-name="T4"><text:line-break/></text:span><text:span text:style-name="T4">With all Your graces now outpoured</text:span><text:span text:style-name="T4"><text:line-break/></text:span><text:span text:style-name="T4">On each believer’s mind and heart;</text:span><text:span text:style-name="T4"><text:line-break/></text:span><text:span text:style-name="T4">Your fervent love to them imp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5.423cm" svg:height="8.661cm" svg:x="1.247cm" svg:y="0.737cm">
          <draw:text-box>
            <text:p text:style-name="P1"><text:span text:style-name="T5">Lord, by the brightness of Your light</text:span></text:p>
            <text:p text:style-name="P1"><text:span text:style-name="T5">In holy faith Your Church unite;</text:span><text:span text:style-name="T5"><text:line-break/></text:span><text:span text:style-name="T5">From ev’ry land and ev’ry tongue</text:span><text:span text:style-name="T5"><text:line-break/></text:span><text:span text:style-name="T6">This to Your praise, O Lord, our God, be sung:</text:span><text:span text:style-name="T4"><text:line-break/></text:span><text:span text:style-name="T4">Alleluia, alleluia! <text:s text:c="27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4.892cm" svg:height="7.011cm" svg:x="1.524cm" svg:y="0.883cm">
          <draw:text-box>
            <text:p text:style-name="P1"><text:span text:style-name="T3">2.</text:span><text:span text:style-name="T4"> Come, holy Light, guide divine,</text:span><text:span text:style-name="T4"><text:line-break/></text:span><text:span text:style-name="T4">Now cause the Word of life to shine.</text:span><text:span text:style-name="T4"><text:line-break/></text:span><text:span text:style-name="T4">Teach us to know our God aright</text:span><text:span text:style-name="T4"><text:line-break/></text:span><text:span text:style-name="T4">And call Him Father with de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4" draw:layer="layout" svg:width="25.654cm" svg:height="8.603cm" svg:x="1.27cm" svg:y="0.762cm">
          <draw:text-box>
            <text:p text:style-name="P1"><text:span text:style-name="T4">From ev’ry error keep us free;</text:span><text:span text:style-name="T4"><text:line-break/></text:span><text:span text:style-name="T4">Let none but Christ our master be</text:span><text:span text:style-name="T4"><text:line-break/></text:span><text:span text:style-name="T4">That we in living faith abide,</text:span><text:span text:style-name="T4"><text:line-break/></text:span><text:span text:style-name="T7">In Him, our Lord, with all our might confide.</text:span><text:span text:style-name="T4"><text:line-break/></text:span><text:span text:style-name="T4">Alleluia, alleluia! <text:s text:c="2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4.846cm" svg:height="7.011cm" svg:x="1.316cm" svg:y="0.883cm">
          <draw:text-box>
            <text:p text:style-name="P1"><text:span text:style-name="T3">3.</text:span><text:span text:style-name="T4"> Come, holy Fire, comfort true,</text:span><text:span text:style-name="T4"><text:line-break/></text:span><text:span text:style-name="T4">Grant us the will Your work to do</text:span><text:span text:style-name="T4"><text:line-break/></text:span><text:span text:style-name="T4">And in Your service to abide;</text:span><text:span text:style-name="T4"><text:line-break/></text:span><text:span text:style-name="T4">Let trials turn us not a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6" draw:text-style-name="P8" draw:layer="layout" svg:width="25.654cm" svg:height="13.901cm" svg:x="1.293cm" svg:y="0.898cm">
          <draw:text-box>
            <text:p text:style-name="P6"><text:span text:style-name="T4">Lord, by Your pow’r prepare each heart,</text:span><text:span text:style-name="T4"><text:line-break/></text:span><text:span text:style-name="T4">And to our weakness strength impart</text:span><text:span text:style-name="T4"><text:line-break/></text:span><text:span text:style-name="T4">That bravely here we may contend,</text:span></text:p>
            <text:p text:style-name="P6"><text:span text:style-name="T8">Through life and death to You, our Lord, ascend.</text:span><text:span text:style-name="T4"><text:line-break/></text:span><text:span text:style-name="T4"> Alleluia, alleluia! <text:s text:c="32"/></text:span></text:p>
            <text:p text:style-name="P7"><text:span text:style-name="T4"/></text:p>
            <text:p text:style-name="P7"><text:span text:style-name="T9">© 1941 Concordia Publishing House.</text:span></text:p>
            <text:p text:style-name="P7"><text:span text:style-name="T9">Used by permission: LSB Hymn License </text:span></text:p>
            <text:p text:style-name="P7"><text:span text:style-name="T9">.NET, no. 100011038.</text:span></text:p>
            <text:p text:style-name="P7"><text:span text:style-name="T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2:39:33.829000000</meta:creation-date>
    <dc:title>Hymn template</dc:title>
    <meta:editing-duration>PT7M15S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1-19T20:12:53.433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5-22T12:39:33.579000000"/>
  </office:meta>
</office:document-meta>
</file>